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fegir_entrada_factures.xml" manifest:media-type="text/xml"/>
  <manifest:file-entry manifest:full-path="Basic/Standard/Dialog_Factur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Dialog1.xml" manifest:media-type="text/xml"/>
  <manifest:file-entry manifest:full-path="Dialogs/Standard/Dialog2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6.583cm"/>
    </style:style>
    <style:style style:name="co24" style:family="table-column">
      <style:table-column-properties fo:break-before="auto" style:column-width="2.438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9.775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3.087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8.601cm"/>
    </style:style>
    <style:style style:name="co13" style:family="table-column">
      <style:table-column-properties fo:break-before="auto" style:column-width="3.478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4.043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3.969cm"/>
    </style:style>
    <style:style style:name="co20" style:family="table-column">
      <style:table-column-properties fo:break-before="auto" style:column-width="2.475cm"/>
    </style:style>
    <style:style style:name="co21" style:family="table-column">
      <style:table-column-properties fo:break-before="auto" style:column-width="2.215cm"/>
    </style:style>
    <style:style style:name="co22" style:family="table-column">
      <style:table-column-properties fo:break-before="auto" style:column-width="2.695cm"/>
    </style:style>
    <style:style style:name="co25" style:family="table-column">
      <style:table-column-properties fo:break-before="auto" style:column-width="3.769cm"/>
    </style:style>
    <style:style style:name="co26" style:family="table-column">
      <style:table-column-properties fo:break-before="auto" style:column-width="7.461cm"/>
    </style:style>
    <style:style style:name="co27" style:family="table-column">
      <style:table-column-properties fo:break-before="auto" style:column-width="2.15cm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57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RESSUPOS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8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6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3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2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text-properties fo:font-size="12pt" fo:font-weight="bold"/>
    </style:style>
    <style:style style:name="P1" style:family="paragraph"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PRESSUPOST.I27">
          <table:error-message table:message-type="stop" table:display="true"/>
        </table:content-validation>
        <table:content-validation table:name="val2" table:condition="of:cell-content-is-in-list([$PRESSUPOST.$I$9:.$I$18]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3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1" form:control-implementation="ooo:com.sun.star.form.component.CommandButton" xml:id="control1" form:id="control1" form:label="Afegir factur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5.StartDialog1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4.047cm" svg:height="1.696cm" svg:x="28.723cm" svg:y="13.429cm" draw:control="control1"/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10" table:default-cell-style-name="Default"/>
        <table:table-column table:style-name="co20" table:number-columns-repeated="1000" table:default-cell-style-name="Default"/>
        <table:table-row table:style-name="ro4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4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16" office:value-type="string" calcext:value-type="string">
            <text:p>INGRE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2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3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9"/>
          <table:table-cell table:style-name="ce82" office:value-type="string" calcext:value-type="string">
            <text:p>Unitats</text:p>
          </table:table-cell>
          <table:table-cell table:style-name="ce82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82" office:value-type="string" calcext:value-type="string">
            <text:p>Pressupostat</text:p>
          </table:table-cell>
          <table:table-cell table:style-name="ce82" office:value-type="string" calcext:value-type="string">
            <text:p>Gasto real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4" office:value-type="string" calcext:value-type="string">
            <text:p>Nanos campament</text:p>
          </table:table-cell>
          <table:table-cell table:style-name="ce36" office:value-type="float" office:value="88" calcext:value-type="float">
            <text:p>88</text:p>
          </table:table-cell>
          <table:table-cell table:style-name="ce65" office:value-type="float" office:value="295" calcext:value-type="float">
            <text:p>295</text:p>
          </table:table-cell>
          <table:table-cell table:style-name="ce126" table:formula="of:=[.E9]*[.D9]" office:value-type="float" office:value="25960" calcext:value-type="float">
            <text:p>25.960,00 €</text:p>
          </table:table-cell>
          <table:table-cell table:style-name="ce126" table:formula="of:=[.E9]*[.D9]" office:value-type="float" office:value="25960" calcext:value-type="float">
            <text:p>25.960,00 €</text:p>
          </table:table-cell>
          <table:table-cell table:style-name="ce9"/>
          <table:table-cell table:style-name="ce44" office:value-type="string" calcext:value-type="string">
            <text:p>Lloguer de les instal·lacions </text:p>
          </table:table-cell>
          <table:table-cell table:style-name="ce126" table:formula="of:=[.D30]*50" office:value-type="float" office:value="6200" calcext:value-type="float">
            <text:p>6.200,00 €</text:p>
          </table:table-cell>
          <table:table-cell table:style-name="ce126" table:formula="of:=SUMIF([Factures.$D$1:.$D$288];[.I9];[Factures.$E$1:.$E$291])" office:value-type="float" office:value="-3969" calcext:value-type="float">
            <text:p>3.969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4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126" table:formula="of:=[.D9]*[.E10]" office:value-type="float" office:value="2200" calcext:value-type="float">
            <text:p>2.200,00 €</text:p>
          </table:table-cell>
          <table:table-cell table:style-name="ce126" table:formula="of:=[.D9]*[.E10]" office:value-type="float" office:value="2200" calcext:value-type="float">
            <text:p>2.200,00 €</text:p>
          </table:table-cell>
          <table:table-cell table:style-name="ce9"/>
          <table:table-cell table:style-name="ce44" office:value-type="string" calcext:value-type="string">
            <text:p>Lloguer Furgona cotxe gasoil </text:p>
          </table:table-cell>
          <table:table-cell table:style-name="ce126" office:value-type="float" office:value="2500" calcext:value-type="float">
            <text:p>2.500,00 €</text:p>
          </table:table-cell>
          <table:table-cell table:style-name="ce126" table:formula="of:=SUMIF([Factures.$D$1:.$D$288];[.I10];[Factures.$E$1:.$E$291])" office:value-type="float" office:value="-2625.9" calcext:value-type="float">
            <text:p>2.625,9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4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126" table:formula="of:=[.D11]*[.E11]" office:value-type="float" office:value="1050" calcext:value-type="float">
            <text:p>1.050,00 €</text:p>
          </table:table-cell>
          <table:table-cell table:style-name="ce126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44" office:value-type="string" calcext:value-type="string">
            <text:p>Lloguer Autobus </text:p>
          </table:table-cell>
          <table:table-cell table:style-name="ce126" office:value-type="float" office:value="8800" calcext:value-type="float">
            <text:p>8.800,00 €</text:p>
          </table:table-cell>
          <table:table-cell table:style-name="ce126" table:formula="of:=SUMIF([Factures.$D$1:.$D$288];[.I11];[Factures.$E$1:.$E$291])" office:value-type="float" office:value="-8800" calcext:value-type="float">
            <text:p>8.80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4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126" office:value-type="float" office:value="100" calcext:value-type="float">
            <text:p>100,00 €</text:p>
          </table:table-cell>
          <table:table-cell table:style-name="ce126" office:value-type="float" office:value="268.83" calcext:value-type="float">
            <text:p>268,83 €</text:p>
          </table:table-cell>
          <table:table-cell table:style-name="ce9"/>
          <table:table-cell table:style-name="ce44" office:value-type="string" calcext:value-type="string">
            <text:p>Samarretes i sudaderes </text:p>
          </table:table-cell>
          <table:table-cell table:style-name="ce126" office:value-type="float" office:value="1000" calcext:value-type="float">
            <text:p>1.000,00 €</text:p>
          </table:table-cell>
          <table:table-cell table:style-name="ce126" table:formula="of:=SUMIF([Factures.$D$1:.$D$288];[.I12];[Factures.$E$1:.$E$291])" office:value-type="float" office:value="-610" calcext:value-type="float">
            <text:p>61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4" office:value-type="string" calcext:value-type="string">
            <text:p>Rifa</text:p>
          </table:table-cell>
          <table:table-cell table:style-name="ce41" table:number-columns-repeated="2"/>
          <table:table-cell table:style-name="ce126" office:value-type="float" office:value="200" calcext:value-type="float">
            <text:p>200,00 €</text:p>
          </table:table-cell>
          <table:table-cell table:style-name="ce126" office:value-type="float" office:value="160" calcext:value-type="float">
            <text:p>160,00 €</text:p>
          </table:table-cell>
          <table:table-cell table:style-name="ce9"/>
          <table:table-cell table:style-name="ce44" office:value-type="string" calcext:value-type="string">
            <text:p>Excursió</text:p>
          </table:table-cell>
          <table:table-cell table:style-name="ce126" office:value-type="float" office:value="840" calcext:value-type="float">
            <text:p>840,00 €</text:p>
          </table:table-cell>
          <table:table-cell table:style-name="ce126" table:formula="of:=SUMIF([Factures.$D$1:.$D$288];[.I13];[Factures.$E$1:.$E$291])" office:value-type="float" office:value="-840" calcext:value-type="float">
            <text:p>840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4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44" office:value-type="string" calcext:value-type="string">
            <text:p>Activitats I material comú</text:p>
          </table:table-cell>
          <table:table-cell table:style-name="ce126" office:value-type="float" office:value="1495" calcext:value-type="float">
            <text:p>1.495,00 €</text:p>
          </table:table-cell>
          <table:table-cell table:style-name="ce126" table:formula="of:=SUMIF([Factures.$D$1:.$D$288];[.I14];[Factures.$E$1:.$E$291])" office:value-type="float" office:value="-773.15" calcext:value-type="float">
            <text:p>773,15 €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86"/>
          <table:table-cell table:style-name="ce100" table:formula="of:=SUM([.F9:.F14])" office:value-type="float" office:value="29510" calcext:value-type="float">
            <text:p>29.510,00 €</text:p>
          </table:table-cell>
          <table:table-cell table:style-name="ce100" table:formula="of:=SUM([.G9:.G14])" office:value-type="float" office:value="29638.83" calcext:value-type="float">
            <text:p>29.638,83 €</text:p>
          </table:table-cell>
          <table:table-cell table:style-name="ce9"/>
          <table:table-cell table:style-name="ce44" office:value-type="string" calcext:value-type="string">
            <text:p>Manutenció</text:p>
          </table:table-cell>
          <table:table-cell table:style-name="ce126" office:value-type="float" office:value="11750" calcext:value-type="float">
            <text:p>11.750,00 €</text:p>
          </table:table-cell>
          <table:table-cell table:style-name="ce126" table:formula="of:=SUMIF([Factures.$D$1:.$D$288];[.I15];[Factures.$E$1:.$E$291])" office:value-type="float" office:value="-11377.88" calcext:value-type="float">
            <text:p>11.377,88 €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44" office:value-type="string" calcext:value-type="string">
            <text:p>Farmàcia</text:p>
          </table:table-cell>
          <table:table-cell table:style-name="ce126" office:value-type="float" office:value="500" calcext:value-type="float">
            <text:p>500,00 €</text:p>
          </table:table-cell>
          <table:table-cell table:style-name="ce126" table:formula="of:=SUMIF([Factures.$D$1:.$D$288];[.I16];[Factures.$E$1:.$E$291])" office:value-type="float" office:value="-146.52" calcext:value-type="float">
            <text:p>146,52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44" office:value-type="string" calcext:value-type="string">
            <text:p>Marxa</text:p>
          </table:table-cell>
          <table:table-cell table:style-name="ce126" office:value-type="float" office:value="300" calcext:value-type="float">
            <text:p>300,00 €</text:p>
          </table:table-cell>
          <table:table-cell table:style-name="ce126" table:formula="of:=SUMIF([Factures.$D$1:.$D$288];[.I17];[Factures.$E$1:.$E$291])" office:value-type="float" office:value="-70.4" calcext:value-type="float">
            <text:p>70,40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53" office:value-type="string" calcext:value-type="string" table:number-columns-spanned="2" table:number-rows-spanned="1">
            <text:p>Pressupost</text:p>
          </table:table-cell>
          <table:covered-table-cell table:style-name="ce86"/>
          <table:table-cell table:style-name="ce20"/>
          <table:table-cell table:style-name="ce53" office:value-type="string" calcext:value-type="string" table:number-columns-spanned="2" table:number-rows-spanned="1">
            <text:p>BALANÇ REAL</text:p>
          </table:table-cell>
          <table:covered-table-cell table:style-name="ce86"/>
          <table:table-cell table:style-name="ce9"/>
          <table:table-cell table:style-name="ce44" office:value-type="string" calcext:value-type="string">
            <text:p>Imprevistos I sopar</text:p>
          </table:table-cell>
          <table:table-cell table:style-name="ce126" office:value-type="float" office:value="600" calcext:value-type="float">
            <text:p>600,00 €</text:p>
          </table:table-cell>
          <table:table-cell table:style-name="ce126" table:formula="of:=SUMIF([Factures.$D$1:.$D$288];[.I18];[Factures.$E$1:.$E$291])" office:value-type="float" office:value="-441.99" calcext:value-type="float">
            <text:p>441,99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2" office:value-type="string" calcext:value-type="string">
            <text:p>Ingresos </text:p>
          </table:table-cell>
          <table:table-cell table:style-name="ce45" table:formula="of:=[.F15]" office:value-type="float" office:value="29510" calcext:value-type="float">
            <text:p>29.510,00 €</text:p>
          </table:table-cell>
          <table:table-cell table:style-name="ce20"/>
          <table:table-cell table:style-name="ce53" office:value-type="string" calcext:value-type="string">
            <text:p>Ingresos </text:p>
          </table:table-cell>
          <table:table-cell table:style-name="ce45" table:formula="of:=[.G15]" office:value-type="float" office:value="29638.83" calcext:value-type="float">
            <text:p>29.638,83 €</text:p>
          </table:table-cell>
          <table:table-cell table:style-name="ce9"/>
          <table:table-cell table:style-name="ce157"/>
          <table:table-cell table:style-name="ce133"/>
          <table:table-cell table:style-name="ce173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85" calcext:value-type="float">
            <text:p>33.985,00 €</text:p>
          </table:table-cell>
          <table:table-cell table:style-name="ce20"/>
          <table:table-cell table:style-name="ce53" office:value-type="string" calcext:value-type="string">
            <text:p>Despeses</text:p>
          </table:table-cell>
          <table:table-cell table:style-name="ce46" table:formula="of:=[.K20]" office:value-type="float" office:value="-29654.84" calcext:value-type="float">
            <text:p>29.654,84 €</text:p>
          </table:table-cell>
          <table:table-cell table:style-name="ce9"/>
          <table:table-cell table:style-name="ce158" office:value-type="string" calcext:value-type="string" table:number-columns-spanned="1" table:number-rows-spanned="2">
            <text:p>DESPESES FINALS</text:p>
          </table:table-cell>
          <table:table-cell table:style-name="ce166" table:formula="of:=SUM([.J9:.J18])" office:value-type="float" office:value="33985" calcext:value-type="float" table:number-columns-spanned="1" table:number-rows-spanned="2">
            <text:p>33.985 €</text:p>
          </table:table-cell>
          <table:table-cell table:style-name="ce166" table:formula="of:=SUM([.K9:.K18])" office:value-type="float" office:value="-29654.84" calcext:value-type="float" table:number-columns-spanned="1" table:number-rows-spanned="2">
            <text:p>-29.655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4475" calcext:value-type="currency">
            <text:p>-4.475,00 €</text:p>
          </table:table-cell>
          <table:table-cell table:style-name="ce20"/>
          <table:table-cell table:style-name="ce53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-16.0099999999984" calcext:value-type="currency">
            <text:p>-16,01 €</text:p>
          </table:table-cell>
          <table:table-cell table:style-name="ce9"/>
          <table:covered-table-cell table:number-columns-repeated="3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3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 table:number-columns-repeated="2"/>
          <table:table-cell table:style-name="ce20" table:number-columns-repeated="3"/>
          <table:table-cell table:style-name="ce80"/>
          <table:table-cell table:style-name="ce114"/>
          <table:table-cell table:style-name="ce120"/>
          <table:table-cell table:style-name="ce129" table:number-columns-repeated="2"/>
          <table:table-cell table:style-name="ce140"/>
          <table:table-cell table:style-name="ce167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/>
          <table:table-cell table:style-name="ce114"/>
          <table:table-cell table:style-name="ce120"/>
          <table:table-cell table:style-name="ce129" table:number-columns-repeated="3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/>
          <table:table-cell table:style-name="ce114"/>
          <table:table-cell table:style-name="ce122" table:number-columns-repeated="3"/>
          <table:table-cell table:style-name="ce129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office:value-type="float" office:value="92" calcext:value-type="float">
            <text:p>92</text:p>
          </table:table-cell>
          <table:table-cell table:style-name="ce72"/>
          <table:table-cell table:style-name="ce143"/>
          <table:table-cell table:style-name="ce115"/>
          <table:table-cell table:style-name="ce149"/>
          <table:table-cell table:style-name="ce149" table:content-validation-name="val1"/>
          <table:table-cell table:style-name="ce138"/>
          <table:table-cell table:style-name="ce129"/>
          <table:table-cell table:style-name="ce169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/>
          <table:table-cell table:style-name="ce115"/>
          <table:table-cell table:style-name="ce120"/>
          <table:table-cell table:style-name="ce129" table:number-columns-repeated="3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50" table:formula="of:=SUM([.D27:.D29])" office:value-type="float" office:value="124" calcext:value-type="float">
            <text:p>1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70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10" table:number-columns-repeated="2"/>
          <table:table-cell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 table:number-rows-repeated="2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 table:number-rows-repeated="2">
          <table:table-cell table:style-name="ce10" table:number-columns-repeated="11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 table:number-rows-repeated="21">
          <table:table-cell table:style-name="ce10" table:number-columns-repeated="11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4" table:number-rows-repeated="8">
          <table:table-cell table:style-name="ce10" table:number-columns-repeated="8"/>
          <table:table-cell table:style-name="ce116" table:number-columns-repeated="3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4" table:number-rows-repeated="4">
          <table:table-cell table:style-name="ce10" table:number-columns-repeated="8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4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4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4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4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4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4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5" table:number-rows-repeated="1047566">
          <table:table-cell table:number-columns-repeated="1025"/>
        </table:table-row>
        <table:table-row table:style-name="ro9" table:number-rows-repeated="15">
          <table:table-cell table:number-columns-repeated="1025"/>
        </table:table-row>
        <table:table-row table:style-name="ro9">
          <table:table-cell table:number-columns-repeated="1025"/>
        </table:table-row>
      </table:table>
      <table:table table:name="Factures" table:style-name="ta2">
        <table:table-column table:style-name="co21" table:default-cell-style-name="Default"/>
        <table:table-column table:style-name="co22" table:default-cell-style-name="ce197"/>
        <table:table-column table:style-name="co25" table:default-cell-style-name="ce197"/>
        <table:table-column table:style-name="co26" table:default-cell-style-name="ce197"/>
        <table:table-column table:style-name="co27" table:default-cell-style-name="ce197"/>
        <table:table-row table:style-name="ro10">
          <table:table-cell/>
          <table:table-cell table:style-name="ce178"/>
          <table:table-cell table:number-columns-repeated="3"/>
        </table:table-row>
        <table:table-row table:style-name="ro10">
          <table:table-cell/>
          <table:table-cell table:style-name="ce179"/>
          <table:table-cell table:number-columns-repeated="3"/>
        </table:table-row>
        <table:table-row table:style-name="ro10">
          <table:table-cell/>
          <table:table-cell table:style-name="ce213" office:value-type="string" calcext:value-type="string">
            <text:p>Data</text:p>
          </table:table-cell>
          <table:table-cell table:style-name="ce213" office:value-type="string" calcext:value-type="string">
            <text:p>Moviment</text:p>
          </table:table-cell>
          <table:table-cell table:style-name="ce213" office:value-type="string" calcext:value-type="string">
            <text:p>PARTIDA</text:p>
          </table:table-cell>
          <table:table-cell table:style-name="ce213" office:value-type="string" calcext:value-type="string">
            <text:p>Despesa</text:p>
          </table:table-cell>
        </table:table-row>
        <table:table-row table:style-name="ro10">
          <table:table-cell/>
          <table:table-cell table:style-name="ce184"/>
          <table:table-cell table:style-name="ce189"/>
          <table:table-cell table:style-name="ce201" table:content-validation-name="val2"/>
          <table:table-cell table:style-name="ce195"/>
        </table:table-row>
        <table:table-row table:style-name="ro10">
          <table:table-cell/>
          <table:table-cell table:style-name="ce184" office:value-type="string" calcext:value-type="string">
            <text:p>gfds</text:p>
          </table:table-cell>
          <table:table-cell table:style-name="ce189" office:value-type="string" calcext:value-type="string">
            <text:p>fds</text:p>
          </table:table-cell>
          <table:table-cell table:style-name="ce201" table:content-validation-name="val2" office:value-type="string" calcext:value-type="string">
            <text:p>gfd</text:p>
          </table:table-cell>
          <table:table-cell table:style-name="ce195" office:value-type="float" office:value="23" calcext:value-type="float">
            <text:p>23,00</text:p>
          </table:table-cell>
        </table:table-row>
        <table:table-row table:style-name="ro10">
          <table:table-cell/>
          <table:table-cell table:style-name="ce184" office:value-type="string" calcext:value-type="string">
            <text:p>fdsa</text:p>
          </table:table-cell>
          <table:table-cell table:style-name="ce189" office:value-type="string" calcext:value-type="string">
            <text:p>fsda</text:p>
          </table:table-cell>
          <table:table-cell table:style-name="ce201" table:content-validation-name="val2" office:value-type="string" calcext:value-type="string">
            <text:p>dsa</text:p>
          </table:table-cell>
          <table:table-cell table:style-name="ce195" office:value-type="float" office:value="32" calcext:value-type="float">
            <text:p>32,00</text:p>
          </table:table-cell>
        </table:table-row>
        <table:table-row table:style-name="ro10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201" table:content-validation-name="val2" office:value-type="string" calcext:value-type="string">
            <text:p>Lloguer Autobu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10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11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10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10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11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10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201" table:content-validation-name="val2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2" table:content-validation-name="val2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201" table:content-validation-name="val2" office:value-type="string" calcext:value-type="string">
            <text:p>Samarretes i sudader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10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10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10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10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10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10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10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10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10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10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10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10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10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10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10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10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10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10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10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10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10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10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10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10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10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10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10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10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10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10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10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10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10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10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10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10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10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10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10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10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10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10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10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10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10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10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10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10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10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10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10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10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10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10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10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10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10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10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10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10" table:number-rows-repeated="7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10" table:number-rows-repeated="1048444">
          <table:table-cell table:number-columns-repeated="5"/>
        </table:table-row>
        <table:table-row table:style-name="ro6" table:number-rows-repeated="11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Hoja3" table:style-name="ta2">
        <table:table-column table:style-name="co17" table:number-columns-repeated="11" table:default-cell-style-name="Default"/>
        <table:table-column table:style-name="co23" table:default-cell-style-name="Default"/>
        <table:table-column table:style-name="co24" table:default-cell-style-name="Default"/>
        <table:table-row table:style-name="ro6" table:number-rows-repeated="12">
          <table:table-cell table:number-columns-repeated="13"/>
        </table:table-row>
        <table:table-row table:style-name="ro6">
          <table:table-cell table:number-columns-repeated="4"/>
          <table:table-cell office:value-type="string" calcext:value-type="string">
            <text:p>Estudiant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nna</text:p>
          </table:table-cell>
          <table:table-cell office:value-type="string" calcext:value-type="string">
            <text:p>NT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lfred <text:s text:c="3"/>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Carlo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David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Javi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 table:number-rows-repeated="3">
          <table:table-cell table:number-columns-repeated="13"/>
        </table:table-row>
        <table:table-row table:style-name="ro6">
          <table:table-cell table:number-columns-repeated="4"/>
          <table:table-cell table:style-name="ce227" table:formula="of:=VLOOKUP(&quot;Carlota&quot;; [.E13:.F18]; 2; TRUE())" office:value-type="string" office:string-value="SF" calcext:value-type="string">
            <text:p>SF</text:p>
          </table:table-cell>
          <table:table-cell table:number-columns-repeated="8"/>
        </table:table-row>
        <table:table-row table:style-name="ro6" table:number-rows-repeated="7">
          <table:table-cell table:number-columns-repeated="13"/>
        </table:table-row>
        <table:table-row table:style-name="ro7">
          <table:table-cell table:number-columns-repeated="12"/>
          <table:table-cell table:style-name="ce82" office:value-type="string" calcext:value-type="string">
            <text:p>Gasto real</text:p>
          </table:table-cell>
        </table:table-row>
        <table:table-row table:style-name="ro7">
          <table:table-cell table:number-columns-repeated="11"/>
          <table:table-cell table:style-name="ce44" office:value-type="string" calcext:value-type="string">
            <text:p>Lloguer de les instal·lacions </text:p>
          </table:table-cell>
          <table:table-cell table:style-name="ce126" table:formula="of:=SUMIF(#¡ref!.[.$D$1:.$D$285];[.L31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4" office:value-type="string" calcext:value-type="string">
            <text:p>Lloguer Furgona cotxe gasoil </text:p>
          </table:table-cell>
          <table:table-cell table:style-name="ce126" table:formula="of:=SUMIF(#¡ref!.[.$D$1:.$D$285];[.L32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4" office:value-type="string" calcext:value-type="string">
            <text:p>Lloguer Autobus </text:p>
          </table:table-cell>
          <table:table-cell table:style-name="ce126" table:formula="of:=SUMIF(#¡ref!.[.$D$1:.$D$285];[.L33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4" office:value-type="string" calcext:value-type="string">
            <text:p>Samarretes i sudaderes </text:p>
          </table:table-cell>
          <table:table-cell table:style-name="ce126" table:formula="of:=SUMIF(#¡ref!.[.$D$1:.$D$285];[.L34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4" office:value-type="string" calcext:value-type="string">
            <text:p>Excursió</text:p>
          </table:table-cell>
          <table:table-cell table:style-name="ce126" table:formula="of:=SUMIF(#¡ref!.[.$D$1:.$D$285];[.L35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4" office:value-type="string" calcext:value-type="string">
            <text:p>Activitats I material comú</text:p>
          </table:table-cell>
          <table:table-cell table:style-name="ce126" table:formula="of:=SUMIF(#¡ref!.[.$D$1:.$D$285];[.L36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4" office:value-type="string" calcext:value-type="string">
            <text:p>Manutenció</text:p>
          </table:table-cell>
          <table:table-cell table:style-name="ce126" table:formula="of:=SUMIF(#¡ref!.[.$D$1:.$D$285];[.L37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4" office:value-type="string" calcext:value-type="string">
            <text:p>Farmàcia</text:p>
          </table:table-cell>
          <table:table-cell table:style-name="ce126" table:formula="of:=SUMIF(#¡ref!.[.$D$1:.$D$285];[.L38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4" office:value-type="string" calcext:value-type="string">
            <text:p>Marxa</text:p>
          </table:table-cell>
          <table:table-cell table:style-name="ce126" table:formula="of:=SUMIF(#¡ref!.[.$D$1:.$D$285];[.L39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4" office:value-type="string" calcext:value-type="string">
            <text:p>Imprevistos I sopar</text:p>
          </table:table-cell>
          <table:table-cell table:style-name="ce126" table:formula="of:=SUMIF(#¡ref!.[.$D$1:.$D$285];[.L40];#¡ref!.[.$E$1:.$E$288])" office:value-type="string" office:string-value="" calcext:value-type="error">
            <text:p>Err:501</text:p>
          </table:table-cell>
        </table:table-row>
        <table:table-row table:style-name="ro8">
          <table:table-cell table:number-columns-repeated="11"/>
          <table:table-cell table:style-name="ce157"/>
          <table:table-cell table:style-name="ce173"/>
        </table:table-row>
        <table:table-row table:style-name="ro6">
          <table:table-cell table:number-columns-repeated="11"/>
          <table:table-cell table:style-name="ce158" office:value-type="string" calcext:value-type="string" table:number-columns-spanned="1" table:number-rows-spanned="2">
            <text:p>DESPESES FINALS</text:p>
          </table:table-cell>
          <table:table-cell table:style-name="ce166" table:formula="of:=SUM([.M31:.M40])" office:value-type="string" office:string-value="" calcext:value-type="error" table:number-columns-spanned="1" table:number-rows-spanned="2">
            <text:p>Err:501</text:p>
          </table:table-cell>
        </table:table-row>
        <table:table-row table:style-name="ro6">
          <table:table-cell table:number-columns-repeated="11"/>
          <table:covered-table-cell table:number-columns-repeated="2" table:style-name="ce86"/>
        </table:table-row>
      </table:table>
      <table:table table:name="Hoja4" table:style-name="ta2">
        <table:table-column table:style-name="co17" table:default-cell-style-name="Default"/>
        <table:table-row table:style-name="ro6">
          <table:table-cell office:value-type="string" calcext:value-type="string">
            <text:p>Alfredo</text:p>
          </table:table-cell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B3:Factures.E1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0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12:32:26.746267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meta:editing-duration>PT4H48M33S</meta:editing-duration>
    <meta:editing-cycles>14</meta:editing-cycles>
    <meta:creation-date>2024-05-06T09:22:37.025983957</meta:creation-date>
    <dc:date>2024-05-07T12:41:09.234038556</dc:date>
    <meta:document-statistic meta:table-count="4" meta:cell-count="577" meta:object-count="1"/>
  </office:meta>
</office:document-meta>
</file>

<file path=Basic/Standard/Afegir_entrada_factures.xml><?xml version="1.0" encoding="utf-8"?>
<!DOCTYPE module  PUBLIC '-//OpenOffice.org//DTD OfficeDocument 1.0//EN'  'module.dtd'>
<script:module xmlns:script="http://openoffice.org/2000/script" script:name="Afegir_entrada_factures" script:language="StarBasic" script:moduleType="normal">REM  *****  BASIC  *****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spatcher.executeDispatch(document, ".uno:InsertRowsBefore", "", 0, Array())

rem ----------------------------------------------------------------------
dim args3(0) as new com.sun.star.beans.PropertyValue
args3(0).Name = "Nr"
args3(0).Value = 1

dispatcher.executeDispatch(document, ".uno:JumpToTable", "", 0, args3())

rem ----------------------------------------------------------------------
dim args4(0) as new com.sun.star.beans.PropertyValue
args4(0).Name = "ToPoint"
args4(0).Value = "$H$27"

dispatcher.executeDispatch(document, ".uno:GoToCell", "", 0, args4())

rem ----------------------------------------------------------------------
dispatcher.executeDispatch(document, ".uno:Copy", "", 0, Array())

rem ----------------------------------------------------------------------
dim args6(0) as new com.sun.star.beans.PropertyValue
args6(0).Name = "Nr"
args6(0).Value = 2

dispatcher.executeDispatch(document, ".uno:JumpToTable", "", 0, args6())

rem ----------------------------------------------------------------------
dim args7(0) as new com.sun.star.beans.PropertyValue
args7(0).Name = "ToPoint"
args7(0).Value = "$C$5"

dispatcher.executeDispatch(document, ".uno:GoToCell", "", 0, args7())

rem ----------------------------------------------------------------------
dispatcher.executeDispatch(document, ".uno:Paste", "", 0, Array())

rem ----------------------------------------------------------------------
dim args9(0) as new com.sun.star.beans.PropertyValue
args9(0).Name = "Nr"
args9(0).Value = 1

dispatcher.executeDispatch(document, ".uno:JumpToTable", "", 0, args9())

rem ----------------------------------------------------------------------
dim args10(0) as new com.sun.star.beans.PropertyValue
args10(0).Name = "ToPoint"
args10(0).Value = "$I$27"

dispatcher.executeDispatch(document, ".uno:GoToCell", "", 0, args10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3(0) as new com.sun.star.beans.PropertyValue
args13(0).Name = "ToPoint"
args13(0).Value = "$D$5"

dispatcher.executeDispatch(document, ".uno:GoToCell", "", 0, args13())

rem ----------------------------------------------------------------------
dispatcher.executeDispatch(document, ".uno:Paste", "", 0, Array())

rem ----------------------------------------------------------------------
dim args15(0) as new com.sun.star.beans.PropertyValue
args15(0).Name = "Nr"
args15(0).Value = 1

dispatcher.executeDispatch(document, ".uno:JumpToTable", "", 0, args15())

rem ----------------------------------------------------------------------
dim args16(0) as new com.sun.star.beans.PropertyValue
args16(0).Name = "ToPoint"
args16(0).Value = "$J$27"

dispatcher.executeDispatch(document, ".uno:GoToCell", "", 0, args16())

rem ----------------------------------------------------------------------
dispatcher.executeDispatch(document, ".uno:Copy", "", 0, Array())

rem ----------------------------------------------------------------------
dim args18(0) as new com.sun.star.beans.PropertyValue
args18(0).Name = "Nr"
args18(0).Value = 2

dispatcher.executeDispatch(document, ".uno:JumpToTable", "", 0, args18())

rem ----------------------------------------------------------------------
dim args19(0) as new com.sun.star.beans.PropertyValue
args19(0).Name = "ToPoint"
args19(0).Value = "$E$5"

dispatcher.executeDispatch(document, ".uno:GoToCell", "", 0, args19())

rem ----------------------------------------------------------------------
dispatcher.executeDispatch(document, ".uno:Paste", "", 0, Array())

rem ----------------------------------------------------------------------
dim args21(0) as new com.sun.star.beans.PropertyValue
args21(0).Name = "Nr"
args21(0).Value = 1

dispatcher.executeDispatch(document, ".uno:JumpToTable", "", 0, args21())

rem ----------------------------------------------------------------------
dim args22(0) as new com.sun.star.beans.PropertyValue
args22(0).Name = "ToPoint"
args22(0).Value = "$H$27:$J$27"

dispatcher.executeDispatch(document, ".uno:GoToCell", "", 0, args22())

rem ----------------------------------------------------------------------
dispatcher.executeDispatch(document, ".uno:ClearContents", "", 0, Array())

rem ----------------------------------------------------------------------
dim args24(0) as new com.sun.star.beans.PropertyValue
args24(0).Name = "ToPoint"
args24(0).Value = "$H$27"

dispatcher.executeDispatch(document, ".uno:GoToCell", "", 0, args24())


end sub

Sub Macro2

End Sub

Sub Macro3

End Sub
</script:module>
</file>

<file path=Basic/Standard/Dialog_Factura.xml><?xml version="1.0" encoding="utf-8"?>
<!DOCTYPE module  PUBLIC '-//OpenOffice.org//DTD OfficeDocument 1.0//EN'  'module.dtd'>
<script:module xmlns:script="http://openoffice.org/2000/script" script:name="Dialog_Factura" script:language="StarBasic" script:moduleType="normal">REM  *****  BASIC  *****


Sub StartDialog1()
    BasicLibraries.LoadLibrary("Tools")
    oDialog1 = LoadDialog("Standard", "Dialog1")
    oDialog1.Execute()
End Sub

REM Definim un procediment
Sub InsertaText(full as Object, fila as Integer, columna as Integer, texto as String)
	
    full.getRows().insertByIndex(4,1)
    full.getCellByPosition(fila,columna).setString(texto)

End Sub

Sub InsertaValor(full as Object, fila as Integer, columna as Integer, valor as Integer)
	
    full.getRows().insertByIndex(4,1)
    full.getCellByPosition(fila,columna).setValue(valor)

End Sub

Sub readDialog1()
    REM Dim cell_val
    oT1 = oDialog1.GetControl("TextField1")
    oT2 = oDialog1.GetControl("TextField2")
    oT3 = oDialog1.GetControl("TextField3")
    oT4 = oDialog1.GetControl("TextField4")
    
    oFulles = ThisComponent.getSheets()    
    oFullFactures = oFulles.getByName("Factures")
    
    Inserta(oFullFactures, 4,1,oT1)
    Inserta(oFullFactures, 4,2,oT2)
    Inserta(oFullFactures, 4,3,oT3)
    InsertaValor(oFullFactures, 4,4,oT4)
    
    MsgBox("Dades introduïdes")
    REM Introdueix baix de la línia 4, 1 fila.
REM    oFullFactures.getRows().insertByIndex(4,1)
REM    oFullFactures.getCellByPosition(0,0).setString("Hola que tal")
    
REM    cell_val = ThisComponent.Sheets(0).getCellByPosition(0,0)
REM    msgbox cell_val.String &amp; chr(13) &amp; "Value from controls: "  &amp; oT1.Text
End Sub



Sub Main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fegir_entrada_factures"/>
  <library:element library:name="Dialog_Factur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8" dlg:top="121" dlg:width="175" dlg:height="139" dlg:closeable="true" dlg:moveable="true">
  <dlg:styles>
    <dlg:style dlg:style-id="0" dlg:font-height="12"/>
    <dlg:style dlg:style-id="1" dlg:font-height="20"/>
  </dlg:styles>
  <dlg:bulletinboard>
    <dlg:textfield dlg:id="TextField1" dlg:tab-index="0" dlg:left="48" dlg:top="30" dlg:width="114" dlg:height="15"/>
    <dlg:textfield dlg:id="TextField2" dlg:tab-index="1" dlg:left="48" dlg:top="50" dlg:width="114" dlg:height="15"/>
    <dlg:textfield dlg:id="TextField3" dlg:tab-index="2" dlg:left="48" dlg:top="70" dlg:width="114" dlg:height="15"/>
    <dlg:textfield dlg:id="TextField4" dlg:tab-index="3" dlg:left="48" dlg:top="90" dlg:width="114" dlg:height="15"/>
    <dlg:text dlg:style-id="0" dlg:id="Label1" dlg:tab-index="4" dlg:left="8" dlg:top="30" dlg:width="30" dlg:height="13" dlg:value="Data" dlg:valign="center"/>
    <dlg:text dlg:style-id="0" dlg:id="Label2" dlg:tab-index="5" dlg:left="8" dlg:top="50" dlg:width="30" dlg:height="13" dlg:value="Motiu" dlg:valign="center"/>
    <dlg:text dlg:style-id="0" dlg:id="Label3" dlg:tab-index="6" dlg:left="8" dlg:top="70" dlg:width="30" dlg:height="13" dlg:value="Partida" dlg:valign="center"/>
    <dlg:text dlg:style-id="0" dlg:id="Label4" dlg:tab-index="7" dlg:left="8" dlg:top="90" dlg:width="30" dlg:height="13" dlg:value="Despesa" dlg:valign="center"/>
    <dlg:text dlg:style-id="1" dlg:id="Label5" dlg:tab-index="8" dlg:left="19" dlg:top="4" dlg:width="140" dlg:height="20" dlg:value="AFEGIX DESPESA" dlg:align="center"/>
    <dlg:button dlg:id="CommandButton1" dlg:tab-index="9" dlg:left="107" dlg:top="119" dlg:width="50" dlg:height="13" dlg:value="Cancelar" dlg:button-type="cancel"/>
    <dlg:button dlg:id="CommandButton2" dlg:tab-index="10" dlg:left="33" dlg:top="119" dlg:width="50" dlg:height="13" dlg:value="Afegix">
      <script:event script:event-name="on-performaction" script:macro-name="vnd.sun.star.script:Standard.Dialog_Factura.readDialog1?language=Basic&amp;location=document" script:language="Script"/>
    </dlg:button>
  </dlg:bulletinboard>
</dlg:window>
</file>

<file path=Dialogs/Standard/Dialog2.xml><?xml version="1.0" encoding="utf-8"?>
<!DOCTYPE window  PUBLIC '-//OpenOffice.org//DTD OfficeDocument 1.0//EN'  'dialog.dtd'>
<dlg:window xmlns:dlg="http://openoffice.org/2000/dialog" xmlns:script="http://openoffice.org/2000/script" dlg:id="Dialog2" dlg:left="228" dlg:top="121" dlg:width="175" dlg:height="139" dlg:closeable="true" dlg:moveable="true">
  <dlg:styles>
    <dlg:style dlg:style-id="0" dlg:font-height="12"/>
    <dlg:style dlg:style-id="1" dlg:font-height="20"/>
  </dlg:styles>
  <dlg:bulletinboard>
    <dlg:textfield dlg:id="TextField1" dlg:tab-index="0" dlg:left="48" dlg:top="30" dlg:width="114" dlg:height="15"/>
    <dlg:textfield dlg:id="TextField2" dlg:tab-index="1" dlg:left="48" dlg:top="50" dlg:width="114" dlg:height="15"/>
    <dlg:textfield dlg:id="TextField3" dlg:tab-index="2" dlg:left="48" dlg:top="70" dlg:width="114" dlg:height="15"/>
    <dlg:textfield dlg:id="TextField4" dlg:tab-index="3" dlg:left="48" dlg:top="90" dlg:width="114" dlg:height="15"/>
    <dlg:text dlg:style-id="0" dlg:id="Label1" dlg:tab-index="4" dlg:left="8" dlg:top="30" dlg:width="30" dlg:height="13" dlg:value="Data" dlg:valign="center"/>
    <dlg:text dlg:style-id="0" dlg:id="Label2" dlg:tab-index="5" dlg:left="8" dlg:top="50" dlg:width="30" dlg:height="13" dlg:value="Motiu" dlg:valign="center"/>
    <dlg:text dlg:style-id="0" dlg:id="Label3" dlg:tab-index="6" dlg:left="8" dlg:top="70" dlg:width="30" dlg:height="13" dlg:value="Partida" dlg:valign="center"/>
    <dlg:text dlg:style-id="0" dlg:id="Label4" dlg:tab-index="7" dlg:left="8" dlg:top="90" dlg:width="30" dlg:height="13" dlg:value="Despesa" dlg:valign="center"/>
    <dlg:text dlg:style-id="1" dlg:id="Label5" dlg:tab-index="8" dlg:left="19" dlg:top="4" dlg:width="140" dlg:height="20" dlg:value="AFEGIX DESPESA" dlg:align="center"/>
    <dlg:button dlg:id="CommandButton1" dlg:tab-index="9" dlg:left="107" dlg:top="119" dlg:width="50" dlg:height="13" dlg:value="Cancelar" dlg:button-type="cancel"/>
    <dlg:button dlg:id="CommandButton2" dlg:tab-index="10" dlg:left="33" dlg:top="119" dlg:width="50" dlg:height="13" dlg:value="Afegix">
      <script:event script:event-name="on-performaction" script:macro-name="vnd.sun.star.script:Standard.Dialog_Factura.readDialog1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Dialog2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